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Padrão_5f_1_5f_1">
      <style:graphic-properties draw:textarea-vertical-align="middle"/>
    </style:style>
    <style:style style:name="gr2" style:family="graphic" style:parent-style-name="Padrão_5f_1_5f_1">
      <style:graphic-properties draw:textarea-horizontal-align="justify" draw:textarea-vertical-align="middle" draw:auto-grow-height="false" fo:min-height="1.525cm" fo:min-width="1.27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25cm" fo:min-width="1.273cm"/>
    </style:style>
    <style:style style:name="gr4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5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161cm" fo:min-width="0.92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02cm" fo:min-width="0.966cm"/>
    </style:style>
    <style:style style:name="gr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Padrão_5f_1_5f_1">
      <style:graphic-properties draw:textarea-horizontal-align="justify" draw:textarea-vertical-align="middle" draw:auto-grow-height="false" fo:min-height="1.502cm" fo:min-width="0.966cm"/>
      <style:paragraph-properties style:writing-mode="lr-tb"/>
    </style:style>
    <style:style style:name="gr9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7cm" fo:min-width="3.813cm"/>
      <style:paragraph-properties style:writing-mode="lr-tb"/>
    </style:style>
    <style:style style:name="gr10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7cm" fo:min-width="2.442cm"/>
      <style:paragraph-properties style:writing-mode="lr-tb"/>
    </style:style>
    <style:style style:name="gr11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6cm" fo:min-width="1.081cm"/>
      <style:paragraph-properties style:writing-mode="lr-tb"/>
    </style:style>
    <style:style style:name="gr12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7cm" fo:min-width="1.083cm"/>
      <style:paragraph-properties style:writing-mode="lr-tb"/>
    </style:style>
    <style:style style:name="gr13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14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7cm" fo:min-width="1.081cm"/>
      <style:paragraph-properties style:writing-mode="lr-tb"/>
    </style:style>
    <style:style style:name="gr15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748cm" fo:min-width="1.083cm"/>
      <style:paragraph-properties style:writing-mode="lr-tb"/>
    </style:style>
    <style:style style:name="gr16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7cm" fo:min-width="1.082cm"/>
      <style:paragraph-properties style:writing-mode="lr-tb"/>
    </style:style>
    <style:style style:name="gr17" style:family="graphic" style:parent-style-name="Padrão_5f_1_5f_1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3.202cm" fo:min-width="1.036cm"/>
      <style:paragraph-properties style:writing-mode="lr-tb"/>
    </style:style>
    <style:style style:name="gr19" style:family="graphic" style:parent-style-name="Objeto_20_sem_20_preenchimento_5f_1">
      <style:graphic-properties draw:marker-end="Arrow" draw:marker-end-width="0.3cm" draw:fill="none" draw:textarea-vertical-align="middle"/>
    </style:style>
    <style:style style:name="gr20" style:family="graphic" style:parent-style-name="Padrão_5f_1_5f_1">
      <style:graphic-properties draw:stroke="none" draw:fill="none" fo:min-height="1.15cm"/>
      <style:paragraph-properties style:writing-mode="lr-tb"/>
    </style:style>
    <style:style style:name="gr21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6cm" fo:min-width="1cm"/>
      <style:paragraph-properties style:writing-mode="lr-tb"/>
    </style:style>
    <style:style style:name="gr22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0.989cm" fo:min-width="1.459cm"/>
      <style:paragraph-properties style:writing-mode="lr-tb"/>
    </style:style>
    <style:style style:name="gr23" style:family="graphic" style:parent-style-name="Objeto_20_sem_20_preenchimento_5f_1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4" style:family="graphic" style:parent-style-name="Objeto_20_sem_20_preenchimento_5f_1">
      <style:graphic-properties svg:stroke-color="#000000" draw:marker-end="Arrow" draw:marker-end-width="0.3cm" draw:fill="solid" draw:textarea-vertical-align="middle"/>
    </style:style>
    <style:style style:name="gr25" style:family="graphic" style:parent-style-name="Padrão_5f_1">
      <style:graphic-properties draw:textarea-vertical-align="middle"/>
    </style:style>
    <style:style style:name="gr26" style:family="graphic" style:parent-style-name="Padrão_5f_1">
      <style:graphic-properties draw:stroke="none" svg:stroke-color="#000000" draw:fill="none" draw:fill-color="#ffffff" fo:min-height="2.134cm"/>
      <style:paragraph-properties style:writing-mode="lr-tb"/>
    </style:style>
    <style:style style:name="gr27" style:family="graphic" style:parent-style-name="Padrão_5f_1">
      <style:graphic-properties draw:stroke="none" svg:stroke-color="#000000" draw:fill="none" draw:fill-color="#ffffff" fo:min-height="0.85cm"/>
      <style:paragraph-properties style:writing-mode="lr-tb"/>
    </style:style>
    <style:style style:name="gr28" style:family="graphic" style:parent-style-name="Padrão_5f_1">
      <style:graphic-properties draw:stroke="none" svg:stroke-color="#000000" draw:fill="none" draw:fill-color="#ffffff" fo:min-height="1.423cm"/>
      <style:paragraph-properties style:writing-mode="lr-tb"/>
    </style:style>
    <style:style style:name="gr29" style:family="graphic" style:parent-style-name="Padrão_5f_1">
      <style:graphic-properties draw:stroke="none" svg:stroke-color="#000000" draw:fill="none" draw:fill-color="#ffffff" fo:min-height="0.75cm"/>
      <style:paragraph-properties style:writing-mode="lr-tb"/>
    </style:style>
    <style:style style:name="gr30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6cm" fo:min-width="3.641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6" style:family="paragraph">
      <style:paragraph-properties fo:text-align="center" style:writing-mode="lr-tb"/>
      <style:text-properties fo:font-size="18pt" fo:language="en" fo:country="GB"/>
    </style:style>
    <style:style style:name="P7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solid"/>
      <style:paragraph-properties fo:text-align="center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 fo:font-size="18pt" fo:language="en" fo:country="GB"/>
    </style:style>
    <style:style style:name="T7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_5f_">
        <draw:connector draw:style-name="gr1" draw:text-style-name="P1" draw:layer="layout" svg:x1="7.401cm" svg:y1="1.72cm" svg:x2="5.462cm" svg:y2="3.21cm" draw:start-shape="id1" draw:start-glue-point="3" draw:end-shape="id2" draw:end-glue-point="4" svg:d="M7401 1720h-1939v1490" svg:viewBox="0 0 1940 1491">
          <text:p/>
        </draw:connector>
        <draw:connector draw:style-name="gr1" draw:text-style-name="P1" draw:layer="layout" svg:x1="5.462cm" svg:y1="5.719cm" svg:x2="7.463cm" svg:y2="7.02cm" draw:start-shape="id2" draw:start-glue-point="8" draw:end-shape="id3" draw:end-glue-point="3" svg:d="M5462 5719v1301h2001" svg:viewBox="0 0 2002 1302">
          <text:p/>
        </draw:connector>
        <draw:connector draw:style-name="gr1" draw:text-style-name="P1" draw:layer="layout" draw:line-skew="0.677cm" svg:x1="18.456cm" svg:y1="11.062cm" svg:x2="12.252cm" svg:y2="11.651cm" draw:start-shape="id4" draw:start-glue-point="2" draw:end-shape="id5" draw:end-glue-point="6" svg:d="M18456 11062v1767h-6204v-1178" svg:viewBox="0 0 6205 1768">
          <text:p/>
        </draw:connector>
        <draw:connector draw:style-name="gr1" draw:text-style-name="P1" draw:layer="layout" svg:x1="10.425cm" svg:y1="7.02cm" svg:x2="13.863cm" svg:y2="7.087cm" draw:start-shape="id3" draw:start-glue-point="1" draw:end-shape="id6" draw:end-glue-point="3" svg:d="M10425 7020h1719v67h1719" svg:viewBox="0 0 3439 68">
          <text:p/>
        </draw:connector>
        <draw:connector draw:style-name="gr1" draw:text-style-name="P1" draw:layer="layout" svg:x1="12.281cm" svg:y1="6.282cm" svg:x2="13.863cm" svg:y2="7.087cm" draw:start-shape="id7" draw:start-glue-point="2" draw:end-shape="id6" draw:end-glue-point="3" svg:d="M12281 6282v805h1582" svg:viewBox="0 0 1583 806">
          <text:p/>
        </draw:connector>
        <draw:connector draw:style-name="gr1" draw:text-style-name="P1" draw:layer="layout" svg:x1="13.801cm" svg:y1="1.687cm" svg:x2="12.281cm" svg:y2="3.054cm" draw:start-shape="id8" draw:start-glue-point="3" draw:end-shape="id7" draw:end-glue-point="0" svg:d="M13801 1687h-1520v1367" svg:viewBox="0 0 1521 1368">
          <text:p/>
        </draw:connector>
        <draw:custom-shape draw:style-name="gr2" draw:text-style-name="P3" xml:id="id2" draw:id="id2" draw:layer="layout" svg:width="2.508cm" svg:height="2.509cm" svg:x="4.208cm" svg:y="3.21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3" draw:text-style-name="P1" draw:layer="layout" svg:width="2.507cm" svg:height="2.509cm" svg:x="17.203cm" svg:y="8.552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4" draw:layer="layout" svg:x1="18.457cm" svg:y1="10.65cm" svg:x2="18.457cm" svg:y2="8.928cm">
            <text:p/>
          </draw:line>
        </draw:g>
        <draw:frame draw:style-name="gr5" draw:text-style-name="P5" draw:layer="layout" svg:width="1.428cm" svg:height="1.411cm" svg:x="2.445cm" svg:y="3.482cm">
          <draw:text-box>
            <text:p><text:span text:style-name="T1">V</text:span><text:span text:style-name="T2">a</text:span></text:p>
          </draw:text-box>
        </draw:frame>
        <draw:g xml:id="id9" draw:id="id9">
          <draw:custom-shape draw:style-name="gr6" draw:text-style-name="P1" draw:layer="layout" svg:width="2.931cm" svg:height="3.503cm" svg:x="16.973cm" svg:y="2.65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4" draw:layer="layout" svg:x1="18.435cm" svg:y1="3.668cm" svg:x2="18.435cm" svg:y2="5.39cm">
            <text:p/>
          </draw:line>
        </draw:g>
        <draw:custom-shape draw:style-name="gr8" draw:text-style-name="P6" xml:id="id5" draw:id="id5" draw:layer="layout" svg:width="2.93cm" svg:height="3.503cm" svg:x="10.787cm" svg:y="8.148cm">
          <text:p text:style-name="P2"><text:span text:style-name="T3">+</text:span></text:p>
          <text:p text:style-name="P2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7" draw:layer="layout" svg:width="4.313cm" svg:height="1.517cm" svg:x="13.249cm" svg:y="10.212cm">
          <draw:text-box>
            <text:p><text:span text:style-name="T4">V</text:span><text:span text:style-name="T5">c</text:span><text:span text:style-name="T4"> </text:span><text:span text:style-name="T3"><text:s/></text:span></text:p>
          </draw:text-box>
        </draw:frame>
        <draw:connector draw:style-name="gr1" draw:text-style-name="P8" draw:layer="layout" svg:x1="10.425cm" svg:y1="7.02cm" svg:x2="12.252cm" svg:y2="8.148cm" draw:start-shape="id3" draw:start-glue-point="1" draw:end-shape="id5" draw:end-glue-point="4" svg:d="M10425 7020h1827v1128" svg:viewBox="0 0 1828 1129">
          <text:p/>
        </draw:connector>
        <draw:connector draw:style-name="gr1" draw:text-style-name="P8" draw:layer="layout" svg:x1="10.863cm" svg:y1="1.72cm" svg:x2="13.801cm" svg:y2="1.687cm" draw:start-shape="id1" draw:start-glue-point="1" draw:end-shape="id8" draw:end-glue-point="3" svg:d="M10863 1720h1469v-33h1469" svg:viewBox="0 0 2939 34">
          <text:p/>
        </draw:connector>
        <draw:connector draw:style-name="gr1" draw:text-style-name="P8" draw:layer="layout" svg:x1="16.863cm" svg:y1="7.087cm" svg:x2="18.456cm" svg:y2="8.553cm" draw:start-shape="id6" draw:start-glue-point="1" draw:end-shape="id4" draw:end-glue-point="0" svg:d="M16863 7087h1593v1466" svg:viewBox="0 0 1594 1467">
          <text:p/>
        </draw:connector>
        <draw:connector draw:style-name="gr1" draw:text-style-name="P8" draw:layer="layout" svg:x1="16.763cm" svg:y1="1.687cm" svg:x2="18.438cm" svg:y2="2.651cm" draw:start-shape="id8" draw:start-glue-point="1" draw:end-shape="id9" draw:end-glue-point="0" svg:d="M16763 1687h1675v964" svg:viewBox="0 0 1676 965">
          <text:p/>
        </draw:connector>
        <draw:connector draw:style-name="gr1" draw:text-style-name="P8" draw:layer="layout" svg:x1="18.438cm" svg:y1="6.154cm" svg:x2="18.456cm" svg:y2="8.553cm" draw:start-shape="id9" draw:start-glue-point="2" draw:end-shape="id4" draw:end-glue-point="0" svg:d="M18438 6154v1199h18v1200" svg:viewBox="0 0 19 2400">
          <text:p/>
        </draw:connector>
        <draw:connector draw:style-name="gr1" draw:text-style-name="P8" draw:layer="layout" svg:x1="10.262cm" svg:y1="12.795cm" svg:x2="12.252cm" svg:y2="11.651cm" draw:start-shape="id10" draw:start-glue-point="1" draw:end-shape="id5" draw:end-glue-point="6" svg:d="M10262 12795h1990v-1144" svg:viewBox="0 0 1991 1145">
          <text:p/>
        </draw:connector>
        <draw:connector draw:style-name="gr1" draw:text-style-name="P8" draw:layer="layout" svg:x1="5.354cm" svg:y1="8.654cm" svg:x2="7.463cm" svg:y2="7.02cm" draw:start-shape="id11" draw:start-glue-point="0" draw:end-shape="id3" draw:end-glue-point="3" svg:d="M5354 8654v-1634h2109" svg:viewBox="0 0 2110 1635">
          <text:p/>
        </draw:connector>
        <draw:connector draw:style-name="gr1" draw:text-style-name="P8" draw:layer="layout" svg:x1="5.354cm" svg:y1="11.373cm" svg:x2="7.3cm" svg:y2="12.795cm" draw:start-shape="id11" draw:start-glue-point="2" draw:end-shape="id10" draw:end-glue-point="3" svg:d="M5354 11373v1422h1946" svg:viewBox="0 0 1947 1423">
          <text:p/>
        </draw:connector>
        <draw:frame draw:style-name="gr10" draw:text-style-name="P7" draw:layer="layout" svg:width="2.942cm" svg:height="1.517cm" svg:x="19.812cm" svg:y="9.343cm">
          <draw:text-box>
            <text:p><text:span text:style-name="T3">I</text:span><text:span text:style-name="T6">d</text:span></text:p>
          </draw:text-box>
        </draw:frame>
        <draw:frame draw:style-name="gr11" draw:text-style-name="P9" draw:layer="layout" svg:width="1.581cm" svg:height="1.516cm" svg:x="8.463cm" svg:y="1.954cm">
          <draw:text-box>
            <text:p>R<text:span text:style-name="T7">1</text:span></text:p>
          </draw:text-box>
        </draw:frame>
        <draw:frame draw:style-name="gr12" draw:text-style-name="P9" draw:layer="layout" svg:width="1.583cm" svg:height="1.517cm" svg:x="14.557cm" svg:y="7.24cm">
          <draw:text-box>
            <text:p>R<text:span text:style-name="T7">5</text:span></text:p>
          </draw:text-box>
        </draw:frame>
        <draw:frame draw:style-name="gr13" draw:text-style-name="P9" draw:layer="layout" svg:width="1.582cm" svg:height="1.517cm" svg:x="8.209cm" svg:y="7.459cm">
          <draw:text-box>
            <text:p>R<text:span text:style-name="T7">4</text:span></text:p>
          </draw:text-box>
        </draw:frame>
        <draw:frame draw:style-name="gr14" draw:text-style-name="P9" draw:layer="layout" svg:width="1.581cm" svg:height="1.517cm" svg:x="12.83cm" svg:y="3.18cm">
          <draw:text-box>
            <text:p>R<text:span text:style-name="T7">3</text:span></text:p>
          </draw:text-box>
        </draw:frame>
        <draw:frame draw:style-name="gr15" draw:text-style-name="P9" draw:layer="layout" svg:width="1.583cm" svg:height="1.998cm" svg:x="14.463cm" svg:y="1.956cm">
          <draw:text-box>
            <text:p>R<text:span text:style-name="T7">2</text:span></text:p>
          </draw:text-box>
        </draw:frame>
        <draw:frame draw:style-name="gr16" draw:text-style-name="P9" draw:layer="layout" svg:width="1.582cm" svg:height="1.517cm" svg:x="3.863cm" svg:y="9.454cm">
          <draw:text-box>
            <text:p>R<text:span text:style-name="T7">6</text:span></text:p>
          </draw:text-box>
        </draw:frame>
        <draw:custom-shape draw:style-name="gr17" draw:text-style-name="P8" draw:layer="layout" svg:width="0.319cm" svg:height="0.351cm" svg:x="12.081cm" svg:y="6.9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18cm" svg:height="0.352cm" svg:x="18.21cm" svg:y="6.9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319cm" svg:height="0.351cm" svg:x="12.082cm" svg:y="1.6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xml:id="id13" draw:id="id13" draw:layer="layout" svg:width="0.318cm" svg:height="0.352cm" svg:x="5.275cm" svg:y="6.9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9" draw:layer="layout" svg:width="1.536cm" svg:height="3.452cm" svg:x="10.728cm" svg:y="3.185cm">
          <draw:text-box>
            <text:p>+</text:p>
            <text:p>V<text:span text:style-name="T7">b</text:span></text:p>
            <text:p>-</text:p>
          </draw:text-box>
        </draw:frame>
        <draw:line draw:style-name="gr19" draw:text-style-name="P10" draw:layer="layout" svg:x1="6.163cm" svg:y1="8.685cm" svg:x2="6.163cm" svg:y2="11.254cm">
          <text:p/>
        </draw:line>
        <draw:frame draw:style-name="gr20" draw:text-style-name="P11" draw:layer="layout" svg:width="0.9cm" svg:height="1.4cm" svg:x="6.163cm" svg:y="8.954cm">
          <draw:text-box>
            <text:p><text:span text:style-name="T4">I</text:span><text:span text:style-name="T5">c</text:span></text:p>
          </draw:text-box>
        </draw:frame>
        <draw:frame draw:style-name="gr21" draw:text-style-name="P9" draw:layer="layout" svg:width="1.5cm" svg:height="1.516cm" svg:x="8.163cm" svg:y="12.738cm">
          <draw:text-box>
            <text:p>R<text:span text:style-name="T7">7</text:span></text:p>
          </draw:text-box>
        </draw:frame>
        <draw:line draw:style-name="gr19" draw:text-style-name="P10" draw:layer="layout" svg:x1="12.978cm" svg:y1="3.337cm" svg:x2="12.978cm" svg:y2="5.779cm">
          <text:p/>
        </draw:line>
        <draw:frame draw:style-name="gr22" draw:text-style-name="P7" draw:layer="layout" svg:width="1.959cm" svg:height="1.239cm" svg:x="12.933cm" svg:y="4.337cm">
          <draw:text-box>
            <text:p><text:span text:style-name="T3">I</text:span><text:span text:style-name="T6">3</text:span></text:p>
          </draw:text-box>
        </draw:frame>
        <draw:g xml:id="id1" draw:id="id1">
          <draw:line draw:style-name="gr23" draw:text-style-name="P10" draw:layer="layout" svg:x1="7.401cm" svg:y1="1.683cm" svg:x2="7.68cm" svg:y2="1.187cm">
            <text:p/>
          </draw:line>
          <draw:line draw:style-name="gr23" draw:text-style-name="P10" draw:layer="layout" svg:x1="8.26cm" svg:y1="2.197cm" svg:x2="7.674cm" svg:y2="1.188cm">
            <text:p/>
          </draw:line>
          <draw:line draw:style-name="gr23" draw:text-style-name="P10" draw:layer="layout" svg:x1="9.408cm" svg:y1="2.254cm" svg:x2="9.994cm" svg:y2="1.245cm">
            <text:p/>
          </draw:line>
          <draw:line draw:style-name="gr23" draw:text-style-name="P10" draw:layer="layout" svg:x1="8.232cm" svg:y1="2.221cm" svg:x2="8.818cm" svg:y2="1.212cm">
            <text:p/>
          </draw:line>
          <draw:line draw:style-name="gr23" draw:text-style-name="P10" draw:layer="layout" svg:x1="9.433cm" svg:y1="2.248cm" svg:x2="8.847cm" svg:y2="1.239cm">
            <text:p/>
          </draw:line>
          <draw:line draw:style-name="gr23" draw:text-style-name="P10" draw:layer="layout" svg:x1="10.595cm" svg:y1="2.249cm" svg:x2="10.009cm" svg:y2="1.24cm">
            <text:p/>
          </draw:line>
          <draw:line draw:style-name="gr23" draw:text-style-name="P10" draw:layer="layout" svg:x1="10.584cm" svg:y1="2.199cm" svg:x2="10.863cm" svg:y2="1.703cm">
            <text:p/>
          </draw:line>
        </draw:g>
        <draw:g xml:id="id6" draw:id="id6">
          <draw:line draw:style-name="gr23" draw:text-style-name="P10" draw:layer="layout" svg:x1="13.863cm" svg:y1="7.05cm" svg:x2="14.105cm" svg:y2="6.554cm">
            <text:p/>
          </draw:line>
          <draw:line draw:style-name="gr23" draw:text-style-name="P10" draw:layer="layout" svg:x1="14.608cm" svg:y1="7.564cm" svg:x2="14.1cm" svg:y2="6.555cm">
            <text:p/>
          </draw:line>
          <draw:line draw:style-name="gr23" draw:text-style-name="P10" draw:layer="layout" svg:x1="15.603cm" svg:y1="7.621cm" svg:x2="16.111cm" svg:y2="6.612cm">
            <text:p/>
          </draw:line>
          <draw:line draw:style-name="gr23" draw:text-style-name="P10" draw:layer="layout" svg:x1="14.583cm" svg:y1="7.588cm" svg:x2="15.091cm" svg:y2="6.579cm">
            <text:p/>
          </draw:line>
          <draw:line draw:style-name="gr23" draw:text-style-name="P10" draw:layer="layout" svg:x1="15.624cm" svg:y1="7.615cm" svg:x2="15.116cm" svg:y2="6.606cm">
            <text:p/>
          </draw:line>
          <draw:line draw:style-name="gr23" draw:text-style-name="P10" draw:layer="layout" svg:x1="16.631cm" svg:y1="7.616cm" svg:x2="16.123cm" svg:y2="6.607cm">
            <text:p/>
          </draw:line>
          <draw:line draw:style-name="gr23" draw:text-style-name="P10" draw:layer="layout" svg:x1="16.621cm" svg:y1="7.566cm" svg:x2="16.863cm" svg:y2="7.07cm">
            <text:p/>
          </draw:line>
        </draw:g>
        <draw:g xml:id="id8" draw:id="id8">
          <draw:line draw:style-name="gr23" draw:text-style-name="P10" draw:layer="layout" svg:x1="13.801cm" svg:y1="1.65cm" svg:x2="14.039cm" svg:y2="1.154cm">
            <text:p/>
          </draw:line>
          <draw:line draw:style-name="gr23" draw:text-style-name="P10" draw:layer="layout" svg:x1="14.536cm" svg:y1="2.164cm" svg:x2="14.035cm" svg:y2="1.155cm">
            <text:p/>
          </draw:line>
          <draw:line draw:style-name="gr23" draw:text-style-name="P10" draw:layer="layout" svg:x1="15.518cm" svg:y1="2.221cm" svg:x2="16.019cm" svg:y2="1.212cm">
            <text:p/>
          </draw:line>
          <draw:line draw:style-name="gr23" draw:text-style-name="P10" draw:layer="layout" svg:x1="14.512cm" svg:y1="2.188cm" svg:x2="15.013cm" svg:y2="1.179cm">
            <text:p/>
          </draw:line>
          <draw:line draw:style-name="gr23" draw:text-style-name="P10" draw:layer="layout" svg:x1="15.539cm" svg:y1="2.215cm" svg:x2="15.038cm" svg:y2="1.206cm">
            <text:p/>
          </draw:line>
          <draw:line draw:style-name="gr23" draw:text-style-name="P10" draw:layer="layout" svg:x1="16.533cm" svg:y1="2.216cm" svg:x2="16.032cm" svg:y2="1.207cm">
            <text:p/>
          </draw:line>
          <draw:line draw:style-name="gr23" draw:text-style-name="P10" draw:layer="layout" svg:x1="16.525cm" svg:y1="2.166cm" svg:x2="16.763cm" svg:y2="1.67cm">
            <text:p/>
          </draw:line>
        </draw:g>
        <draw:g xml:id="id3" draw:id="id3">
          <draw:line draw:style-name="gr23" draw:text-style-name="P10" draw:layer="layout" svg:x1="7.463cm" svg:y1="6.983cm" svg:x2="7.701cm" svg:y2="6.487cm">
            <text:p/>
          </draw:line>
          <draw:line draw:style-name="gr23" draw:text-style-name="P10" draw:layer="layout" svg:x1="8.198cm" svg:y1="7.497cm" svg:x2="7.697cm" svg:y2="6.488cm">
            <text:p/>
          </draw:line>
          <draw:line draw:style-name="gr23" draw:text-style-name="P10" draw:layer="layout" svg:x1="9.18cm" svg:y1="7.554cm" svg:x2="9.681cm" svg:y2="6.545cm">
            <text:p/>
          </draw:line>
          <draw:line draw:style-name="gr23" draw:text-style-name="P10" draw:layer="layout" svg:x1="8.174cm" svg:y1="7.521cm" svg:x2="8.675cm" svg:y2="6.512cm">
            <text:p/>
          </draw:line>
          <draw:line draw:style-name="gr23" draw:text-style-name="P10" draw:layer="layout" svg:x1="9.201cm" svg:y1="7.548cm" svg:x2="8.7cm" svg:y2="6.539cm">
            <text:p/>
          </draw:line>
          <draw:line draw:style-name="gr23" draw:text-style-name="P10" draw:layer="layout" svg:x1="10.195cm" svg:y1="7.549cm" svg:x2="9.694cm" svg:y2="6.54cm">
            <text:p/>
          </draw:line>
          <draw:line draw:style-name="gr23" draw:text-style-name="P10" draw:layer="layout" svg:x1="10.187cm" svg:y1="7.499cm" svg:x2="10.425cm" svg:y2="7.003cm">
            <text:p/>
          </draw:line>
        </draw:g>
        <draw:g xml:id="id10" draw:id="id10">
          <draw:line draw:style-name="gr23" draw:text-style-name="P10" draw:layer="layout" svg:x1="7.3cm" svg:y1="12.758cm" svg:x2="7.538cm" svg:y2="12.262cm">
            <text:p/>
          </draw:line>
          <draw:line draw:style-name="gr23" draw:text-style-name="P10" draw:layer="layout" svg:x1="8.035cm" svg:y1="13.272cm" svg:x2="7.534cm" svg:y2="12.263cm">
            <text:p/>
          </draw:line>
          <draw:line draw:style-name="gr23" draw:text-style-name="P10" draw:layer="layout" svg:x1="9.017cm" svg:y1="13.329cm" svg:x2="9.518cm" svg:y2="12.32cm">
            <text:p/>
          </draw:line>
          <draw:line draw:style-name="gr23" draw:text-style-name="P10" draw:layer="layout" svg:x1="8.011cm" svg:y1="13.296cm" svg:x2="8.512cm" svg:y2="12.287cm">
            <text:p/>
          </draw:line>
          <draw:line draw:style-name="gr23" draw:text-style-name="P10" draw:layer="layout" svg:x1="9.038cm" svg:y1="13.323cm" svg:x2="8.537cm" svg:y2="12.314cm">
            <text:p/>
          </draw:line>
          <draw:line draw:style-name="gr23" draw:text-style-name="P10" draw:layer="layout" svg:x1="10.032cm" svg:y1="13.324cm" svg:x2="9.531cm" svg:y2="12.315cm">
            <text:p/>
          </draw:line>
          <draw:line draw:style-name="gr23" draw:text-style-name="P10" draw:layer="layout" svg:x1="10.024cm" svg:y1="13.274cm" svg:x2="10.262cm" svg:y2="12.778cm">
            <text:p/>
          </draw:line>
        </draw:g>
        <draw:g xml:id="id11" draw:id="id11">
          <draw:line draw:style-name="gr23" draw:text-style-name="P10" draw:layer="layout" svg:x1="5.503cm" svg:y1="11.373cm" svg:x2="4.976cm" svg:y2="11.158cm">
            <text:p/>
          </draw:line>
          <draw:line draw:style-name="gr23" draw:text-style-name="P10" draw:layer="layout" svg:x1="5.919cm" svg:y1="10.694cm" svg:x2="4.978cm" svg:y2="11.162cm">
            <text:p/>
          </draw:line>
          <draw:line draw:style-name="gr23" draw:text-style-name="P10" draw:layer="layout" svg:x1="5.845cm" svg:y1="9.792cm" svg:x2="4.771cm" svg:y2="9.34cm">
            <text:p/>
          </draw:line>
          <draw:line draw:style-name="gr23" draw:text-style-name="P10" draw:layer="layout" svg:x1="5.945cm" svg:y1="10.716cm" svg:x2="4.871cm" svg:y2="10.264cm">
            <text:p/>
          </draw:line>
          <draw:line draw:style-name="gr23" draw:text-style-name="P10" draw:layer="layout" svg:x1="5.836cm" svg:y1="9.773cm" svg:x2="4.895cm" svg:y2="10.241cm">
            <text:p/>
          </draw:line>
          <draw:line draw:style-name="gr23" draw:text-style-name="P10" draw:layer="layout" svg:x1="5.704cm" svg:y1="8.86cm" svg:x2="4.763cm" svg:y2="9.328cm">
            <text:p/>
          </draw:line>
          <draw:line draw:style-name="gr23" draw:text-style-name="P10" draw:layer="layout" svg:x1="5.656cm" svg:y1="8.869cm" svg:x2="5.129cm" svg:y2="8.654cm">
            <text:p/>
          </draw:line>
        </draw:g>
        <draw:g xml:id="id7" draw:id="id7">
          <draw:line draw:style-name="gr23" draw:text-style-name="P10" draw:layer="layout" svg:x1="12.29cm" svg:y1="6.282cm" svg:x2="11.785cm" svg:y2="6.027cm">
            <text:p/>
          </draw:line>
          <draw:line draw:style-name="gr23" draw:text-style-name="P10" draw:layer="layout" svg:x1="12.776cm" svg:y1="5.475cm" svg:x2="11.786cm" svg:y2="6.031cm">
            <text:p/>
          </draw:line>
          <draw:line draw:style-name="gr23" draw:text-style-name="P10" draw:layer="layout" svg:x1="12.796cm" svg:y1="4.404cm" svg:x2="11.769cm" svg:y2="3.868cm">
            <text:p/>
          </draw:line>
          <draw:line draw:style-name="gr23" draw:text-style-name="P10" draw:layer="layout" svg:x1="12.8cm" svg:y1="5.502cm" svg:x2="11.773cm" svg:y2="4.966cm">
            <text:p/>
          </draw:line>
          <draw:line draw:style-name="gr23" draw:text-style-name="P10" draw:layer="layout" svg:x1="12.789cm" svg:y1="4.382cm" svg:x2="11.799cm" svg:y2="4.938cm">
            <text:p/>
          </draw:line>
          <draw:line draw:style-name="gr23" draw:text-style-name="P10" draw:layer="layout" svg:x1="12.753cm" svg:y1="3.299cm" svg:x2="11.763cm" svg:y2="3.855cm">
            <text:p/>
          </draw:line>
          <draw:line draw:style-name="gr23" draw:text-style-name="P10" draw:layer="layout" svg:x1="12.704cm" svg:y1="3.309cm" svg:x2="12.199cm" svg:y2="3.054cm">
            <text:p/>
          </draw:line>
        </draw:g>
        <draw:line draw:style-name="gr24" draw:text-style-name="P12" draw:layer="layout" svg:x1="10.763cm" svg:y1="0.754cm" svg:x2="7.763cm" svg:y2="0.754cm">
          <text:p/>
        </draw:line>
        <draw:line draw:style-name="gr24" draw:text-style-name="P12" draw:layer="layout" svg:x1="7.763cm" svg:y1="6.254cm" svg:x2="10.362cm" svg:y2="6.229cm">
          <text:p/>
        </draw:line>
        <draw:g xml:id="id12" draw:id="id12">
          <draw:line draw:style-name="gr23" draw:text-style-name="P10" draw:layer="layout" svg:x1="3.461cm" svg:y1="7.886cm" svg:x2="0.553cm" svg:y2="7.897cm">
            <text:p/>
          </draw:line>
          <draw:line draw:style-name="gr23" draw:text-style-name="P10" draw:layer="layout" svg:x1="3.462cm" svg:y1="7.88cm" svg:x2="0.554cm" svg:y2="7.891cm">
            <text:p/>
          </draw:line>
          <draw:line draw:style-name="gr23" draw:text-style-name="P10" draw:layer="layout" svg:x1="1.347cm" svg:y1="8.125cm" svg:x2="2.792cm" svg:y2="8.125cm">
            <text:p/>
          </draw:line>
          <draw:line draw:style-name="gr23" draw:text-style-name="P10" draw:layer="layout" svg:x1="1.737cm" svg:y1="8.329cm" svg:x2="2.431cm" svg:y2="8.329cm">
            <text:p/>
          </draw:line>
          <draw:line draw:style-name="gr23" draw:text-style-name="P10" draw:layer="layout" svg:x1="2.045cm" svg:y1="7.871cm" svg:x2="2.057cm" svg:y2="7.344cm">
            <text:p/>
          </draw:line>
        </draw:g>
        <draw:connector draw:style-name="gr25" draw:text-style-name="P8" draw:layer="layout" svg:x1="2.007cm" svg:y1="7.344cm" svg:x2="5.434cm" svg:y2="6.932cm" draw:start-shape="id12" draw:start-glue-point="0" draw:end-shape="id13" draw:end-glue-point="4" svg:d="M2007 7344v-913h3427v501" svg:viewBox="0 0 3428 914">
          <text:p/>
        </draw:connector>
        <draw:frame draw:style-name="gr26" draw:text-style-name="P9" draw:layer="layout" svg:width="2.1cm" svg:height="2.384cm" svg:x="1.162cm" svg:y="8.429cm">
          <draw:text-box>
            <text:p>GND</text:p>
          </draw:text-box>
        </draw:frame>
        <draw:frame draw:style-name="gr27" draw:text-style-name="P9" draw:layer="layout" svg:width="2.5cm" svg:height="1.1cm" svg:x="14.6cm" svg:y="13.8cm">
          <draw:text-box>
            <text:p>N7</text:p>
          </draw:text-box>
        </draw:frame>
        <draw:frame draw:style-name="gr27" draw:text-style-name="P9" draw:layer="layout" svg:width="2.5cm" svg:height="1.1cm" svg:x="19.062cm" svg:y="6.629cm">
          <draw:text-box>
            <text:p>N6</text:p>
          </draw:text-box>
        </draw:frame>
        <draw:frame draw:style-name="gr28" draw:text-style-name="P9" draw:layer="layout" svg:width="3.1cm" svg:height="1.673cm" svg:x="11.664cm" svg:y="0.684cm">
          <draw:text-box>
            <text:p>N3</text:p>
          </draw:text-box>
        </draw:frame>
        <draw:frame draw:style-name="gr27" draw:text-style-name="P9" draw:layer="layout" svg:width="2.5cm" svg:height="1.1cm" svg:x="18.362cm" svg:y="1.029cm">
          <draw:text-box>
            <text:p>N4</text:p>
          </draw:text-box>
        </draw:frame>
        <draw:frame draw:style-name="gr29" draw:text-style-name="P9" draw:layer="layout" svg:width="2.5cm" svg:height="1cm" svg:x="4.262cm" svg:y="1.029cm">
          <draw:text-box>
            <text:p>N2</text:p>
          </draw:text-box>
        </draw:frame>
        <draw:frame draw:style-name="gr27" draw:text-style-name="P9" draw:layer="layout" svg:width="2.5cm" svg:height="1.1cm" svg:x="4.162cm" svg:y="12.729cm">
          <draw:text-box>
            <text:p>N8</text:p>
          </draw:text-box>
        </draw:frame>
        <draw:line draw:style-name="gr24" draw:text-style-name="P12" draw:layer="layout" svg:x1="3.562cm" svg:y1="3.229cm" svg:x2="3.562cm" svg:y2="6.029cm">
          <text:p/>
        </draw:line>
        <draw:line draw:style-name="gr24" draw:text-style-name="P12" draw:layer="layout" svg:x1="7.262cm" svg:y1="11.429cm" svg:x2="9.962cm" svg:y2="11.429cm">
          <text:p/>
        </draw:line>
        <draw:line draw:style-name="gr24" draw:text-style-name="P12" draw:layer="layout" svg:x1="14.162cm" svg:y1="6.229cm" svg:x2="16.762cm" svg:y2="6.229cm">
          <text:p/>
        </draw:line>
        <draw:line draw:style-name="gr24" draw:text-style-name="P12" draw:layer="layout" svg:x1="16.662cm" svg:y1="0.729cm" svg:x2="14.162cm" svg:y2="0.729cm">
          <text:p/>
        </draw:line>
        <draw:line draw:style-name="gr24" draw:text-style-name="P12" draw:layer="layout" svg:x1="10.162cm" svg:y1="8.929cm" svg:x2="10.162cm" svg:y2="10.829cm">
          <text:p/>
        </draw:line>
        <draw:frame draw:style-name="gr27" draw:text-style-name="P9" draw:layer="layout" svg:width="2.5cm" svg:height="1.1cm" svg:x="12.262cm" svg:y="6.229cm">
          <draw:text-box>
            <text:p>N5</text:p>
          </draw:text-box>
        </draw:frame>
        <draw:frame draw:style-name="gr27" draw:text-style-name="P9" draw:layer="layout" svg:width="2.5cm" svg:height="1.1cm" svg:x="4.062cm" svg:y="6.829cm">
          <draw:text-box>
            <text:p>N1</text:p>
          </draw:text-box>
        </draw:frame>
        <draw:line draw:style-name="gr24" draw:text-style-name="P12" draw:layer="layout" svg:x1="14.762cm" svg:y1="13.829cm" svg:x2="12.562cm" svg:y2="13.229cm">
          <text:p/>
        </draw:line>
        <draw:line draw:style-name="gr24" draw:text-style-name="P12" draw:layer="layout" svg:x1="15.862cm" svg:y1="13.829cm" svg:x2="18.162cm" svg:y2="13.029cm">
          <text:p/>
        </draw:line>
        <draw:frame draw:style-name="gr30" draw:text-style-name="P7" draw:layer="layout" svg:width="4.141cm" svg:height="1.516cm" svg:x="22.3cm" svg:y="8.676cm">
          <draw:text-box>
            <text:p><text:span text:style-name="T3">I</text:span><text:span text:style-name="T6">b</text:span></text:p>
          </draw:text-box>
        </draw:frame>
        <draw:custom-shape draw:style-name="gr17" draw:text-style-name="P8" draw:layer="layout" svg:width="0.318cm" svg:height="0.3cm" svg:x="12.144cm" svg:y="12.7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4.141cm" svg:height="1.516cm" svg:x="19.059cm" svg:y="5.2cm">
          <draw:text-box>
            <text:p><text:span text:style-name="T3">I</text:span><text:span text:style-name="T6">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" style:display-name="Padrã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" style:display-name="Padrã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1" style:display-name="Objeto sem preenchimento_1" style:family="graphic" style:parent-style-name="Padrão_5f_1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1T16:13:12.821032617</meta:creation-date>
    <dc:date>2021-03-22T18:17:32.418983305</dc:date>
    <meta:editing-duration>PT7H14M43S</meta:editing-duration>
    <meta:editing-cycles>4</meta:editing-cycles>
    <meta:generator>LibreOffice/6.4.6.2$Linux_X86_64 LibreOffice_project/40$Build-2</meta:generator>
    <meta:document-statistic meta:object-count="125"/>
  </office:meta>
</office:document-meta>
</file>